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Silmukat1" style:family="table">
      <style:table-properties style:width="6.6931in" table:align="margins"/>
    </style:style>
    <style:style style:name="Silmukat1.A" style:family="table-column">
      <style:table-column-properties style:column-width="1.2167in" style:rel-column-width="11915*"/>
    </style:style>
    <style:style style:name="Silmukat1.B" style:family="table-column">
      <style:table-column-properties style:column-width="1.825in" style:rel-column-width="17872*"/>
    </style:style>
    <style:style style:name="Silmukat1.C" style:family="table-column">
      <style:table-column-properties style:column-width="1.8257in" style:rel-column-width="17874*"/>
    </style:style>
    <style:style style:name="Silmukat1.A1" style:family="table-cell">
      <style:table-cell-properties fo:padding="0.0382in" fo:border-left="0.05pt solid #000000" fo:border-right="none" fo:border-top="0.05pt solid #000000" fo:border-bottom="0.05pt solid #000000"/>
    </style:style>
    <style:style style:name="Silmukat1.D1" style:family="table-cell">
      <style:table-cell-properties fo:padding="0.0382in" fo:border="0.05pt solid #000000"/>
    </style:style>
    <style:style style:name="Silmukat1.A2" style:family="table-cell">
      <style:table-cell-properties fo:padding="0.0382in" fo:border-left="0.05pt solid #000000" fo:border-right="none" fo:border-top="none" fo:border-bottom="0.05pt solid #000000"/>
    </style:style>
    <style:style style:name="Silmukat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0140" officeooo:paragraph-rsid="00010140"/>
    </style:style>
    <style:style style:name="P2" style:family="paragraph" style:parent-style-name="Table_20_Contents">
      <style:text-properties officeooo:rsid="00010140" officeooo:paragraph-rsid="00010140"/>
    </style:style>
    <style:style style:name="P3" style:family="paragraph" style:parent-style-name="Table_20_Contents">
      <style:text-properties officeooo:rsid="00010140" officeooo:paragraph-rsid="0002db48"/>
    </style:style>
    <style:style style:name="P4" style:family="paragraph" style:parent-style-name="Table_20_Contents">
      <style:text-properties officeooo:rsid="0001713b" officeooo:paragraph-rsid="0001713b"/>
    </style:style>
    <style:style style:name="P5" style:family="paragraph" style:parent-style-name="Table_20_Contents">
      <style:text-properties officeooo:rsid="0002db48" officeooo:paragraph-rsid="0002db48"/>
    </style:style>
    <style:style style:name="T1" style:family="text">
      <style:text-properties officeooo:rsid="00010140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2db48"/>
    </style:style>
    <style:style style:name="T4" style:family="text">
      <style:text-properties officeooo:rsid="0001713b"/>
    </style:style>
    <style:style style:name="T5" style:family="text">
      <style:text-properties officeooo:rsid="0002db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htävä 1.</text:p>
      <text:p text:style-name="P1"/>
      <text:p text:style-name="P1">Tarkastelusuunnat myötäpäivään</text:p>
      <text:p text:style-name="P1"/>
      <table:table table:name="Silmukat1" table:style-name="Silmukat1">
        <table:table-column table:style-name="Silmukat1.A"/>
        <table:table-column table:style-name="Silmukat1.B"/>
        <table:table-column table:style-name="Silmukat1.C" table:number-columns-repeated="2"/>
        <table:table-row>
          <table:table-cell table:style-name="Silmukat1.A1" office:value-type="string">
            <text:p text:style-name="P2">L<text:span text:style-name="T2">1</text:span> <text:s/></text:p>
          </table:table-cell>
          <table:table-cell table:style-name="Silmukat1.A1" office:value-type="string">
            <text:p text:style-name="P3">L<text:span text:style-name="T2">2</text:span> </text:p>
          </table:table-cell>
          <table:table-cell table:style-name="Silmukat1.A1" office:value-type="string">
            <text:p text:style-name="P3">L<text:span text:style-name="T3">3</text:span> </text:p>
          </table:table-cell>
          <table:table-cell table:style-name="Silmukat1.D1" office:value-type="string">
            <text:p text:style-name="P2">U </text:p>
          </table:table-cell>
        </table:table-row>
        <table:table-row>
          <table:table-cell table:style-name="Silmukat1.A2" office:value-type="string">
            <text:p text:style-name="P4">1</text:p>
          </table:table-cell>
          <table:table-cell table:style-name="Silmukat1.A2" office:value-type="string">
            <text:p text:style-name="P5">-1</text:p>
          </table:table-cell>
          <table:table-cell table:style-name="Silmukat1.A2" office:value-type="string">
            <text:p text:style-name="P5">0</text:p>
          </table:table-cell>
          <table:table-cell table:style-name="Silmukat1.D2" office:value-type="string">
            <text:p text:style-name="P2">-<text:span text:style-name="T5">1</text:span></text:p>
          </table:table-cell>
        </table:table-row>
        <table:table-row>
          <table:table-cell table:style-name="Silmukat1.A2" office:value-type="string">
            <text:p text:style-name="P5">-1</text:p>
          </table:table-cell>
          <table:table-cell table:style-name="Silmukat1.A2" office:value-type="string">
            <text:p text:style-name="P5">4</text:p>
          </table:table-cell>
          <table:table-cell table:style-name="Silmukat1.A2" office:value-type="string">
            <text:p text:style-name="P4">-<text:span text:style-name="T5">3</text:span></text:p>
          </table:table-cell>
          <table:table-cell table:style-name="Silmukat1.D2" office:value-type="string">
            <text:p text:style-name="P5">-2</text:p>
          </table:table-cell>
        </table:table-row>
        <table:table-row>
          <table:table-cell table:style-name="Silmukat1.A2" office:value-type="string">
            <text:p text:style-name="P5">0</text:p>
          </table:table-cell>
          <table:table-cell table:style-name="Silmukat1.A2" office:value-type="string">
            <text:p text:style-name="P5">-3</text:p>
          </table:table-cell>
          <table:table-cell table:style-name="Silmukat1.A2" office:value-type="string">
            <text:p text:style-name="P5">8</text:p>
          </table:table-cell>
          <table:table-cell table:style-name="Silmukat1.D2" office:value-type="string">
            <text:p text:style-name="P5">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stra </meta:initial-creator>
    <meta:creation-date>2014-02-06T20:11:15.496446206</meta:creation-date>
    <meta:generator>LibreOffice/4.1.3.2$Linux_X86_64 LibreOffice_project/410m0$Build-2</meta:generator>
    <dc:date>2014-02-07T00:32:09.929762269</dc:date>
    <dc:creator>blastra </dc:creator>
    <meta:editing-duration>PT47M38S</meta:editing-duration>
    <meta:editing-cycles>3</meta:editing-cycles>
    <meta:document-statistic meta:table-count="1" meta:image-count="0" meta:object-count="0" meta:page-count="1" meta:paragraph-count="18" meta:word-count="20" meta:character-count="70" meta:non-whitespace-character-count="63"/>
  </office:meta>
</office:document-meta>
</file>